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276cm" draw:marker-end-width="0.276cm" draw:fill-color="#ffffff" draw:textarea-horizontal-align="justify" draw:textarea-vertical-align="middle" draw:auto-grow-height="false" fo:min-height="0.97cm" fo:min-width="1.355cm" fo:padding-top="0.15cm" fo:padding-bottom="0.15cm" fo:padding-left="0.275cm" fo:padding-right="0.275cm" loext:decorative="false"/>
      <style:paragraph-properties style:writing-mode="lr-tb"/>
    </style:style>
    <style:style style:name="gr2" style:family="graphic" style:parent-style-name="standard">
      <style:graphic-properties svg:stroke-width="0.051cm" svg:stroke-color="#000000" draw:marker-start-width="0.276cm" draw:marker-end-width="0.276cm" draw:fill-color="#ffffff" draw:textarea-horizontal-align="justify" draw:textarea-vertical-align="middle" draw:auto-grow-height="false" fo:min-height="0.97cm" fo:min-width="2.625cm" fo:padding-top="0.15cm" fo:padding-bottom="0.15cm" fo:padding-left="0.275cm" fo:padding-right="0.275cm" loext:decorative="false"/>
      <style:paragraph-properties style:writing-mode="lr-tb"/>
    </style:style>
    <style:style style:name="gr3" style:family="graphic" style:parent-style-name="standard">
      <style:graphic-properties svg:stroke-width="0.051cm" svg:stroke-color="#000000" draw:marker-start-width="0.276cm" draw:marker-end="Arrowheads_20_1" draw:marker-end-width="0.276cm" draw:textarea-vertical-align="middle" fo:padding-top="0.15cm" fo:padding-bottom="0.15cm" fo:padding-left="0.275cm" fo:padding-right="0.275cm" loext:decorative="fals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0.385cm" loext:decorative="false"/>
      <style:paragraph-properties style:writing-mode="lr-tb"/>
    </style:style>
    <style:style style:name="gr5" style:family="graphic" style:parent-style-name="standard">
      <style:graphic-properties svg:stroke-width="0.051cm" svg:stroke-color="#000000" draw:marker-start-width="0.276cm" draw:marker-end-width="0.276cm" draw:fill-color="#ffffff" draw:textarea-horizontal-align="justify" draw:textarea-vertical-align="middle" draw:auto-grow-height="false" fo:min-height="0.97cm" fo:min-width="2.942cm" fo:padding-top="0.15cm" fo:padding-bottom="0.15cm" fo:padding-left="0.275cm" fo:padding-right="0.275cm" loext:decorative="false"/>
      <style:paragraph-properties style:writing-mode="lr-tb"/>
    </style:style>
    <style:style style:name="gr6" style:family="graphic" style:parent-style-name="standard">
      <style:graphic-properties svg:stroke-width="0.051cm" svg:stroke-color="#000000" draw:marker-start-width="0.276cm" draw:marker-end-width="0.276cm" draw:fill-color="#ffffff" draw:textarea-horizontal-align="justify" draw:textarea-vertical-align="middle" draw:auto-grow-height="false" fo:min-height="0.97cm" fo:min-width="1.672cm" fo:padding-top="0.15cm" fo:padding-bottom="0.15cm" fo:padding-left="0.275cm" fo:padding-right="0.275cm" loext:decorative="false"/>
      <style:paragraph-properties style:writing-mode="lr-tb"/>
    </style:style>
    <style:style style:name="gr7" style:family="graphic" style:parent-style-name="standard">
      <style:graphic-properties draw:stroke="none" svg:stroke-width="0.051cm" svg:stroke-color="#000000" draw:marker-start-width="0.276cm" draw:marker-end-width="0.276cm" draw:fill-color="#ffffff" draw:textarea-horizontal-align="justify" draw:textarea-vertical-align="middle" draw:auto-grow-height="false" fo:min-height="0.97cm" fo:min-width="2.625cm" fo:padding-top="0.15cm" fo:padding-bottom="0.15cm" fo:padding-left="0.275cm" fo:padding-right="0.275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in-height="0.314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in-height="0.949cm" loext:decorative="false"/>
      <style:paragraph-properties style:writing-mode="lr-tb"/>
    </style:style>
    <style:style style:name="gr10" style:family="graphic" style:parent-style-name="standard">
      <style:graphic-properties svg:stroke-width="0.051cm" svg:stroke-color="#000000" draw:marker-start-width="0.276cm" draw:marker-end-width="0.276cm" draw:fill-color="#ffffff" draw:textarea-horizontal-align="justify" draw:textarea-vertical-align="middle" draw:auto-grow-height="false" fo:min-height="0.97cm" fo:min-width="1.673cm" fo:padding-top="0.15cm" fo:padding-bottom="0.15cm" fo:padding-left="0.275cm" fo:padding-right="0.275cm" loext:decorative="false"/>
      <style:paragraph-properties style:writing-mode="lr-tb"/>
    </style:style>
    <style:style style:name="gr11" style:family="graphic" style:parent-style-name="standard">
      <style:graphic-properties svg:stroke-width="0.051cm" svg:stroke-color="#000000" draw:marker-start-width="0.276cm" draw:marker-end-width="0.276cm" draw:fill-color="#ffffff" draw:textarea-horizontal-align="justify" draw:textarea-vertical-align="middle" draw:auto-grow-height="false" fo:min-height="0.97cm" fo:min-width="2.308cm" fo:padding-top="0.15cm" fo:padding-bottom="0.15cm" fo:padding-left="0.275cm" fo:padding-right="0.275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in-height="0.067cm" loext:decorative="false"/>
      <style:paragraph-properties style:writing-mode="lr-tb"/>
    </style:style>
    <style:style style:name="gr13" style:family="graphic" style:parent-style-name="standard">
      <style:graphic-properties draw:stroke="none" svg:stroke-width="0.051cm" svg:stroke-color="#000000" draw:marker-start-width="0.276cm" draw:marker-end-width="0.276cm" draw:fill-color="#ffffff" draw:textarea-horizontal-align="justify" draw:textarea-vertical-align="middle" draw:auto-grow-height="false" fo:min-height="0.653cm" fo:min-width="2.625cm" fo:padding-top="0.15cm" fo:padding-bottom="0.15cm" fo:padding-left="0.275cm" fo:padding-right="0.275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in-height="0.475cm" loext:decorative="false"/>
      <style:paragraph-properties style:writing-mode="lr-tb"/>
    </style:style>
    <style:style style:name="gr15" style:family="graphic" style:parent-style-name="standard">
      <style:graphic-properties svg:stroke-width="0.051cm" svg:stroke-color="#000000" draw:marker-start-width="0.276cm" draw:marker-end-width="0.276cm" draw:fill-color="#ffffff" draw:textarea-horizontal-align="justify" draw:textarea-vertical-align="middle" draw:auto-grow-height="false" fo:min-height="1.605cm" fo:min-width="3.26cm" fo:padding-top="0.15cm" fo:padding-bottom="0.15cm" fo:padding-left="0.275cm" fo:padding-right="0.275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font-size="13pt" style:font-size-asian="13pt" style:font-size-complex="13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fo:font-size="12pt" style:font-size-asian="12pt" style:font-size-complex="12pt"/>
    </style:style>
    <style:style style:name="P7" style:family="paragraph">
      <loext:graphic-properties draw:fill="none" draw:fill-color="#ffffff"/>
      <style:paragraph-properties fo:text-align="start"/>
      <style:text-properties fo:font-size="12pt" style:font-size-asian="12pt" style:font-size-complex="12pt"/>
    </style:style>
    <style:style style:name="P8" style:family="paragraph">
      <style:paragraph-properties fo:text-align="end"/>
      <style:text-properties fo:font-size="12pt" style:font-size-asian="12pt" style:font-size-complex="12pt"/>
    </style:style>
    <style:style style:name="P9" style:family="paragraph">
      <loext:graphic-properties draw:fill="none" draw:fill-color="#ffffff"/>
      <style:paragraph-properties fo:text-align="end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1.905cm" svg:height="1.27cm" svg:x="2.587cm" svg:y="12.112cm">
          <text:p text:style-name="P1"><text:span text:style-name="T1">IDLE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3.175cm" svg:height="1.27cm" svg:x="7.985cm" svg:y="2.587cm">
          <text:p text:style-name="P1"><text:span text:style-name="T1">Queue random WAV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3.539cm" svg:y1="12.112cm" svg:x2="7.985cm" svg:y2="3.222cm" draw:start-shape="id1" draw:start-glue-point="0" draw:end-shape="id2" draw:end-glue-point="3" svg:d="M3539 12112v-8890h4446" svg:viewBox="0 0 4447 8891">
          <text:p/>
        </draw:connector>
        <draw:frame draw:style-name="gr4" draw:text-style-name="P4" draw:layer="layout" svg:width="3.492cm" svg:height="0.725cm" svg:x="3.54cm" svg:y="2.587cm">
          <draw:text-box>
            <text:p text:style-name="P3"><text:span text:style-name="T1">Ambient</text:span></text:p>
          </draw:text-box>
        </draw:frame>
        <draw:custom-shape draw:style-name="gr5" draw:text-style-name="P2" xml:id="id3" draw:id="id3" draw:layer="layout" svg:width="3.492cm" svg:height="1.27cm" svg:x="13.065cm" svg:y="2.587cm">
          <text:p text:style-name="P1"><text:span text:style-name="T1">Process</text:span></text:p>
          <text:p text:style-name="P1"><text:span text:style-name="T1">Inputs → Mu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svg:x1="11.16cm" svg:y1="3.222cm" svg:x2="13.065cm" svg:y2="3.222cm" draw:start-shape="id2" draw:start-glue-point="1" draw:end-shape="id3" draw:end-glue-point="3" svg:d="M11160 3222h1905" svg:viewBox="0 0 1906 1">
          <text:p/>
        </draw:connector>
        <draw:connector draw:style-name="gr3" draw:text-style-name="P1" draw:layer="layout" draw:line-skew="0.427cm" svg:x1="14.811cm" svg:y1="3.857cm" svg:x2="9.572cm" svg:y2="3.857cm" draw:start-shape="id3" draw:start-glue-point="2" draw:end-shape="id2" draw:end-glue-point="2" svg:d="M14811 3857v953h-5239v-953" svg:viewBox="0 0 5240 954">
          <text:p/>
        </draw:connector>
        <draw:frame draw:style-name="gr4" draw:text-style-name="P4" draw:layer="layout" svg:width="3.492cm" svg:height="0.725cm" svg:x="10.208cm" svg:y="4.085cm">
          <draw:text-box>
            <text:p text:style-name="P3"><text:span text:style-name="T1">QueueEmpty</text:span></text:p>
          </draw:text-box>
        </draw:frame>
        <draw:custom-shape draw:style-name="gr6" draw:text-style-name="P2" xml:id="id5" draw:id="id5" draw:layer="layout" svg:width="2.222cm" svg:height="1.27cm" svg:x="11.16cm" svg:y="12.112cm">
          <text:p text:style-name="P1"><text:span text:style-name="T1">Read Options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3" draw:text-style-name="P1" draw:layer="layout" svg:x1="10.207cm" svg:y1="12.747cm" svg:x2="11.16cm" svg:y2="12.747cm" draw:start-shape="id4" draw:start-glue-point="1" draw:end-shape="id5" draw:end-glue-point="3" svg:d="M10207 12747h953" svg:viewBox="0 0 954 1">
          <text:p/>
        </draw:connector>
        <draw:frame draw:style-name="gr4" draw:text-style-name="P4" draw:layer="layout" svg:width="3.492cm" svg:height="1.199cm" svg:x="4.492cm" svg:y="11.548cm">
          <draw:text-box>
            <text:p text:style-name="P3"><text:span text:style-name="T1">!Ambient &amp;&amp;</text:span></text:p>
            <text:p text:style-name="P3"><text:span text:style-name="T1">InputN &amp;&amp;</text:span></text:p>
          </draw:text-box>
        </draw:frame>
        <draw:custom-shape draw:style-name="gr2" draw:text-style-name="P2" xml:id="id6" draw:id="id6" draw:layer="layout" svg:width="3.175cm" svg:height="1.27cm" svg:x="15.715cm" svg:y="6.17cm">
          <text:p text:style-name="P1"><text:span text:style-name="T1">Queue random WAV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3" draw:text-style-name="P1" draw:layer="layout" svg:x1="12.271cm" svg:y1="12.112cm" svg:x2="15.715cm" svg:y2="6.805cm" draw:start-shape="id5" draw:start-glue-point="0" draw:end-shape="id6" draw:end-glue-point="3" svg:d="M12271 12112v-5307h3444" svg:viewBox="0 0 3445 5308">
          <text:p/>
        </draw:connector>
        <draw:frame draw:style-name="gr4" draw:text-style-name="P4" draw:layer="layout" svg:width="3.492cm" svg:height="0.725cm" svg:x="11.988cm" svg:y="6.08cm">
          <draw:text-box>
            <text:p text:style-name="P3"><text:span text:style-name="T1">OneShot</text:span></text:p>
          </draw:text-box>
        </draw:frame>
        <draw:connector draw:style-name="gr3" draw:text-style-name="P1" draw:layer="layout" svg:x1="18.89cm" svg:y1="6.805cm" svg:x2="20.367cm" svg:y2="6.805cm" draw:start-shape="id6" draw:start-glue-point="1" draw:end-shape="id7" svg:d="M18890 6805h1477" svg:viewBox="0 0 1478 1">
          <text:p/>
        </draw:connector>
        <draw:custom-shape draw:style-name="gr7" draw:text-style-name="P2" xml:id="id7" draw:id="id7" draw:layer="layout" svg:width="3.175cm" svg:height="1.27cm" svg:x="20.367cm" svg:y="6.17cm">
          <text:p text:style-name="P5"><text:span text:style-name="T1">Go to IDLE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3" draw:text-style-name="P1" draw:layer="layout" svg:x1="13.382cm" svg:y1="12.747cm" svg:x2="16.24cm" svg:y2="12.747cm" draw:start-shape="id5" draw:start-glue-point="1" svg:d="M13382 12747h2858" svg:viewBox="0 0 2859 1">
          <text:p/>
        </draw:connector>
        <draw:frame draw:style-name="gr4" draw:text-style-name="P4" draw:layer="layout" svg:width="3.492cm" svg:height="1.199cm" svg:x="13.065cm" svg:y="11.547cm">
          <draw:text-box>
            <text:p text:style-name="P3"><text:span text:style-name="T1">!OneShot &amp;&amp;</text:span></text:p>
            <text:p text:style-name="P3"><text:span text:style-name="T1">!BME</text:span></text:p>
          </draw:text-box>
        </draw:frame>
        <draw:custom-shape draw:style-name="gr2" draw:text-style-name="P2" xml:id="id8" draw:id="id8" draw:layer="layout" svg:width="3.175cm" svg:height="1.27cm" svg:x="16.24cm" svg:y="12.112cm">
          <text:p text:style-name="P1"><text:span text:style-name="T1">Queue random WAV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" draw:text-style-name="P2" xml:id="id9" draw:id="id9" draw:layer="layout" svg:width="3.175cm" svg:height="1.27cm" svg:x="21.32cm" svg:y="12.112cm">
          <text:p text:style-name="P1"><text:span text:style-name="T1">Process InputN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3" draw:text-style-name="P1" draw:layer="layout" svg:x1="19.415cm" svg:y1="12.747cm" svg:x2="21.32cm" svg:y2="12.747cm" draw:start-shape="id8" draw:start-glue-point="1" draw:end-shape="id9" draw:end-glue-point="3" svg:d="M19415 12747h1905" svg:viewBox="0 0 1906 1">
          <text:p/>
        </draw:connector>
        <draw:connector draw:style-name="gr3" draw:text-style-name="P1" draw:layer="layout" draw:line-skew="1.062cm" svg:x1="22.907cm" svg:y1="13.382cm" svg:x2="17.827cm" svg:y2="13.382cm" draw:start-shape="id9" draw:start-glue-point="2" draw:end-shape="id8" draw:end-glue-point="2" svg:d="M22907 13382v1588h-5080v-1588" svg:viewBox="0 0 5081 1589">
          <text:p/>
        </draw:connector>
        <draw:frame draw:style-name="gr8" draw:text-style-name="P4" draw:layer="layout" svg:width="4.444cm" svg:height="1.199cm" svg:x="18.146cm" svg:y="13.771cm">
          <draw:text-box>
            <text:p text:style-name="P3"><text:span text:style-name="T1">InputN &amp;&amp; Random &amp;&amp; QueueEmpty</text:span></text:p>
          </draw:text-box>
        </draw:frame>
        <draw:custom-shape draw:style-name="gr2" draw:text-style-name="P2" xml:id="id10" draw:id="id10" draw:layer="layout" svg:width="3.175cm" svg:height="1.27cm" svg:x="21.32cm" svg:y="7.985cm">
          <text:p text:style-name="P1"><text:span text:style-name="T1">Queue same WAV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3" draw:text-style-name="P1" draw:layer="layout" svg:x1="22.907cm" svg:y1="12.112cm" svg:x2="22.907cm" svg:y2="9.255cm" draw:start-shape="id9" draw:start-glue-point="0" draw:end-shape="id10" draw:end-glue-point="2" svg:d="M22907 12112v-2857" svg:viewBox="0 0 1 2858">
          <text:p/>
        </draw:connector>
        <draw:frame draw:style-name="gr9" draw:text-style-name="P7" draw:layer="layout" svg:width="4.444cm" svg:height="1.199cm" svg:x="22.908cm" svg:y="9.644cm">
          <draw:text-box>
            <text:p text:style-name="P6"><text:span text:style-name="T2">I</text:span><text:span text:style-name="T1">nputN &amp;&amp; !Random &amp;&amp; QueueEmpty</text:span></text:p>
          </draw:text-box>
        </draw:frame>
        <draw:connector draw:style-name="gr3" draw:text-style-name="P1" draw:layer="layout" draw:line-skew="-0.425cm" svg:x1="21.32cm" svg:y1="8.62cm" svg:x2="21.308cm" svg:y2="12.747cm" draw:start-shape="id10" draw:start-glue-point="3" svg:d="M21320 8620h-952v4127h940" svg:viewBox="0 0 953 4128">
          <text:p/>
        </draw:connector>
        <draw:connector draw:style-name="gr3" draw:text-style-name="P1" draw:layer="layout" svg:x1="19.403cm" svg:y1="12.747cm" svg:x2="21.308cm" svg:y2="12.747cm" svg:d="M19403 12747h1905" svg:viewBox="0 0 1906 1">
          <text:p/>
        </draw:connector>
        <draw:connector draw:style-name="gr3" draw:text-style-name="P1" draw:layer="layout" svg:x1="24.495cm" svg:y1="12.747cm" svg:x2="28.622cm" svg:y2="12.747cm" draw:start-shape="id9" draw:start-glue-point="1" draw:end-shape="id11" draw:end-glue-point="3" svg:d="M24495 12747h4127" svg:viewBox="0 0 4128 1">
          <text:p/>
        </draw:connector>
        <draw:custom-shape draw:style-name="gr2" draw:text-style-name="P2" xml:id="id16" draw:id="id16" draw:layer="layout" svg:width="3.175cm" svg:height="1.27cm" svg:x="21.32cm" svg:y="12.112cm">
          <text:p text:style-name="P1"><text:span text:style-name="T1">Wait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" draw:text-style-name="P2" xml:id="id11" draw:id="id11" draw:layer="layout" svg:width="1.905cm" svg:height="1.27cm" svg:x="28.622cm" svg:y="12.112cm">
          <text:p text:style-name="P1"><text:span text:style-name="T1">Mute</text:span></text:p>
          <draw:enhanced-geometry svg:viewBox="0 0 21600 21600" draw:mirror-vertical="false" draw:mirror-horizontal="false" draw:type="rectangle" draw:enhanced-path="M 0 0 L 21600 0 21600 21600 0 21600 0 0 Z N"/>
        </draw:custom-shape>
        <draw:frame draw:style-name="gr9" draw:text-style-name="P4" draw:layer="layout" svg:width="3.176cm" svg:height="1.199cm" svg:x="25.447cm" svg:y="11.548cm">
          <draw:text-box>
            <text:p text:style-name="P3"><text:span text:style-name="T1">!InputN &amp;&amp;</text:span><text:span text:style-name="T1"><text:line-break/></text:span><text:span text:style-name="T1">Level</text:span></text:p>
          </draw:text-box>
        </draw:frame>
        <draw:custom-shape draw:style-name="gr10" draw:text-style-name="P2" xml:id="id12" draw:id="id12" draw:layer="layout" svg:width="2.223cm" svg:height="1.27cm" svg:x="28.622cm" svg:y="12.112cm">
          <text:p text:style-name="P1"><text:span text:style-name="T1">Mute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1" draw:text-style-name="P2" xml:id="id13" draw:id="id13" draw:layer="layout" svg:width="2.858cm" svg:height="1.27cm" svg:x="28.304cm" svg:y="14.652cm">
          <text:p text:style-name="P1"><text:span text:style-name="T1">Terminate Playback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3" draw:text-style-name="P1" draw:layer="layout" svg:x1="29.733cm" svg:y1="13.382cm" svg:x2="29.733cm" svg:y2="14.652cm" draw:start-shape="id12" draw:start-glue-point="2" draw:end-shape="id13" draw:end-glue-point="0" svg:d="M29733 13382v1270" svg:viewBox="0 0 1 1271">
          <text:p/>
        </draw:connector>
        <draw:custom-shape draw:style-name="gr6" draw:text-style-name="P2" xml:id="id4" draw:id="id4" draw:layer="layout" svg:width="2.222cm" svg:height="1.27cm" svg:x="7.985cm" svg:y="12.112cm">
          <text:p text:style-name="P1"><text:span text:style-name="T1">Unmute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3" draw:text-style-name="P1" draw:layer="layout" svg:x1="4.492cm" svg:y1="12.747cm" svg:x2="7.985cm" svg:y2="12.747cm" draw:start-shape="id1" draw:end-shape="id4" svg:d="M4492 12747h3493" svg:viewBox="0 0 3494 1">
          <text:p/>
        </draw:connector>
        <draw:frame draw:style-name="gr12" draw:text-style-name="P9" draw:layer="layout" svg:width="4.127cm" svg:height="1.199cm" svg:x="21.32cm" svg:y="15.605cm">
          <draw:text-box>
            <text:p text:style-name="P8"><text:span text:style-name="T1">!InputN &amp;&amp;</text:span><text:span text:style-name="T1"><text:line-break/></text:span><text:span text:style-name="T1">!Level</text:span></text:p>
          </draw:text-box>
        </draw:frame>
        <draw:custom-shape draw:style-name="gr2" draw:text-style-name="P2" draw:layer="layout" svg:width="3.175cm" svg:height="1.27cm" svg:x="15.715cm" svg:y="6.17cm">
          <text:p text:style-name="P1"><text:span text:style-name="T1">Queue random WAV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" draw:text-style-name="P2" xml:id="id14" draw:id="id14" draw:layer="layout" svg:width="3.175cm" svg:height="1.27cm" svg:x="13.382cm" svg:y="20.049cm">
          <text:p text:style-name="P1"><text:span text:style-name="T1">Queue</text:span><text:span text:style-name="T1"><text:line-break/></text:span><text:span text:style-name="T1">Begin WAV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3" draw:text-style-name="P1" draw:layer="layout" svg:x1="12.271cm" svg:y1="13.382cm" svg:x2="13.382cm" svg:y2="20.684cm" draw:start-shape="id5" draw:start-glue-point="2" draw:end-shape="id14" draw:end-glue-point="3" svg:d="M12271 13382v7302h1111" svg:viewBox="0 0 1112 7303">
          <text:p/>
        </draw:connector>
        <draw:custom-shape draw:style-name="gr13" draw:text-style-name="P2" xml:id="id15" draw:id="id15" draw:layer="layout" svg:width="3.175cm" svg:height="0.953cm" svg:x="23.86cm" svg:y="17.827cm">
          <text:p text:style-name="P1"><text:span text:style-name="T1">Go to IDLE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3" draw:text-style-name="P1" draw:layer="layout" svg:x1="29.733cm" svg:y1="15.922cm" svg:x2="27.035cm" svg:y2="18.303cm" draw:start-shape="id13" draw:start-glue-point="2" draw:end-shape="id15" draw:end-glue-point="1" svg:d="M29733 15922v2381h-2698" svg:viewBox="0 0 2699 2382">
          <text:p/>
        </draw:connector>
        <draw:connector draw:style-name="gr3" draw:text-style-name="P1" draw:layer="layout" svg:x1="24.495cm" svg:y1="12.747cm" svg:x2="25.447cm" svg:y2="17.827cm" draw:start-shape="id16" draw:start-glue-point="1" draw:end-shape="id15" draw:end-glue-point="0" svg:d="M24495 12747h952v5080" svg:viewBox="0 0 953 5081">
          <text:p/>
        </draw:connector>
        <draw:custom-shape draw:style-name="gr2" draw:text-style-name="P2" xml:id="id17" draw:id="id17" draw:layer="layout" svg:width="3.175cm" svg:height="1.27cm" svg:x="20.367cm" svg:y="20.049cm">
          <text:p text:style-name="P1"><text:span text:style-name="T1">Queue Middle WAV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" draw:text-style-name="P2" xml:id="id18" draw:id="id18" draw:layer="layout" svg:width="3.175cm" svg:height="1.27cm" svg:x="24.812cm" svg:y="20.049cm">
          <text:p text:style-name="P1"><text:span text:style-name="T1">Wait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3" draw:text-style-name="P1" draw:layer="layout" svg:x1="23.542cm" svg:y1="20.684cm" svg:x2="24.812cm" svg:y2="20.684cm" draw:start-shape="id17" draw:start-glue-point="1" draw:end-shape="id18" draw:end-glue-point="3" svg:d="M23542 20684h1270" svg:viewBox="0 0 1271 1">
          <text:p/>
        </draw:connector>
        <draw:frame draw:style-name="gr14" draw:text-style-name="P4" draw:layer="layout" svg:width="4.444cm" svg:height="1.199cm" svg:x="21.955cm" svg:y="21.708cm">
          <draw:text-box>
            <text:p text:style-name="P3"><text:span text:style-name="T1">InputN &amp;&amp; QueueEmpty</text:span></text:p>
          </draw:text-box>
        </draw:frame>
        <draw:connector draw:style-name="gr3" draw:text-style-name="P1" draw:layer="layout" draw:line-skew="1.062cm" svg:x1="26.399cm" svg:y1="21.319cm" svg:x2="21.954cm" svg:y2="21.319cm" draw:start-shape="id18" draw:start-glue-point="2" draw:end-shape="id17" draw:end-glue-point="2" svg:d="M26399 21319v1588h-4445v-1588" svg:viewBox="0 0 4446 1589">
          <text:p/>
        </draw:connector>
        <draw:custom-shape draw:style-name="gr15" draw:text-style-name="P2" xml:id="id19" draw:id="id19" draw:layer="layout" svg:width="3.81cm" svg:height="1.905cm" svg:x="31.162cm" svg:y="19.732cm">
          <text:p text:style-name="P1"><text:span text:style-name="T1">Queue </text:span></text:p>
          <text:p text:style-name="P1"><text:span text:style-name="T1">End WAV</text:span></text:p>
          <text:p text:style-name="P1"><text:span text:style-name="T1">(ok to overwrite)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3" draw:text-style-name="P1" draw:layer="layout" svg:x1="27.987cm" svg:y1="20.684cm" svg:x2="31.162cm" svg:y2="20.684cm" draw:start-shape="id18" draw:start-glue-point="1" draw:end-shape="id19" draw:end-glue-point="3" svg:d="M27987 20684h3175" svg:viewBox="0 0 3176 1">
          <text:p/>
        </draw:connector>
        <draw:frame draw:style-name="gr4" draw:text-style-name="P4" draw:layer="layout" svg:width="3.176cm" svg:height="0.725cm" svg:x="27.986cm" svg:y="19.959cm">
          <draw:text-box>
            <text:p text:style-name="P3"><text:span text:style-name="T1">!InputN</text:span></text:p>
          </draw:text-box>
        </draw:frame>
        <draw:connector draw:style-name="gr3" draw:text-style-name="P1" draw:layer="layout" svg:x1="33.067cm" svg:y1="21.637cm" svg:x2="33.067cm" svg:y2="22.59cm" draw:start-shape="id19" draw:start-glue-point="2" draw:end-shape="id20" draw:end-glue-point="0" svg:d="M33067 21637v953" svg:viewBox="0 0 1 954">
          <text:p/>
        </draw:connector>
        <draw:custom-shape draw:style-name="gr13" draw:text-style-name="P2" xml:id="id20" draw:id="id20" draw:layer="layout" svg:width="3.175cm" svg:height="0.953cm" svg:x="31.48cm" svg:y="22.59cm">
          <text:p text:style-name="P1"><text:span text:style-name="T1">Go to IDLE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3" draw:text-style-name="P1" draw:layer="layout" svg:x1="16.545cm" svg:y1="20.684cm" svg:x2="20.367cm" svg:y2="20.684cm" draw:end-shape="id17" draw:end-glue-point="3" svg:d="M16545 20684h3822" svg:viewBox="0 0 3823 1">
          <text:p/>
        </draw:connector>
        <draw:frame draw:style-name="gr14" draw:text-style-name="P4" draw:layer="layout" svg:width="3.174cm" svg:height="0.725cm" svg:x="16.875cm" svg:y="19.959cm">
          <draw:text-box>
            <text:p text:style-name="P3"><text:span text:style-name="T1">QueueEmpty</text:span></text:p>
          </draw:text-box>
        </draw:frame>
        <draw:frame draw:style-name="gr14" draw:text-style-name="P7" draw:layer="layout" svg:width="1.587cm" svg:height="0.725cm" svg:x="12.23cm" svg:y="16.467cm">
          <draw:text-box>
            <text:p text:style-name="P6"><text:span text:style-name="T1">BME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.012cm" fo:page-height="29.69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6T19:56:11.614402788</meta:creation-date>
    <dc:date>2025-03-16T21:08:35.485592204</dc:date>
    <meta:editing-duration>PT1H12M6S</meta:editing-duration>
    <meta:editing-cycles>35</meta:editing-cycles>
    <meta:generator>LibreOffice/24.8.5.2$Linux_X86_64 LibreOffice_project/480$Build-2</meta:generator>
    <meta:document-statistic meta:object-count="57"/>
  </office:meta>
</office:document-meta>
</file>